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a0c4" officeooo:paragraph-rsid="0009a0c4"/>
    </style:style>
    <style:style style:name="P2" style:family="paragraph" style:parent-style-name="Standard">
      <style:text-properties officeooo:rsid="000a2379" officeooo:paragraph-rsid="000a2379"/>
    </style:style>
    <style:style style:name="P3" style:family="paragraph" style:parent-style-name="Standard">
      <style:text-properties officeooo:rsid="000a2379" officeooo:paragraph-rsid="000becaa"/>
    </style:style>
    <style:style style:name="P4" style:family="paragraph" style:parent-style-name="Standard">
      <style:text-properties officeooo:rsid="000b913c" officeooo:paragraph-rsid="000b913c"/>
    </style:style>
    <style:style style:name="P5" style:family="paragraph" style:parent-style-name="Standard">
      <style:text-properties officeooo:rsid="000becaa" officeooo:paragraph-rsid="000becaa"/>
    </style:style>
    <style:style style:name="P6" style:family="paragraph" style:parent-style-name="Standard">
      <style:text-properties officeooo:rsid="000f704a" officeooo:paragraph-rsid="000f704a"/>
    </style:style>
    <style:style style:name="P7" style:family="paragraph" style:parent-style-name="Standard">
      <style:text-properties officeooo:rsid="000f704a" officeooo:paragraph-rsid="000f704a"/>
    </style:style>
    <style:style style:name="P8" style:family="paragraph" style:parent-style-name="Standard">
      <style:text-properties officeooo:rsid="0013d64f" officeooo:paragraph-rsid="0013d64f"/>
    </style:style>
    <style:style style:name="P9" style:family="paragraph" style:parent-style-name="Standard">
      <style:text-properties officeooo:rsid="0015338f" officeooo:paragraph-rsid="0015338f"/>
    </style:style>
    <style:style style:name="P10" style:family="paragraph" style:parent-style-name="Standard">
      <style:text-properties officeooo:rsid="000becaa" officeooo:paragraph-rsid="000becaa"/>
    </style:style>
    <style:style style:name="P11" style:family="paragraph" style:parent-style-name="Standard">
      <style:text-properties fo:language="el" fo:country="GR" officeooo:rsid="0015ea23" officeooo:paragraph-rsid="00195ad1"/>
    </style:style>
    <style:style style:name="P12" style:family="paragraph" style:parent-style-name="Standard">
      <style:text-properties fo:language="el" fo:country="GR" officeooo:rsid="002b0ac6" officeooo:paragraph-rsid="002b0ac6"/>
    </style:style>
    <style:style style:name="P13" style:family="paragraph" style:parent-style-name="Standard">
      <style:text-properties fo:language="el" fo:country="GR" officeooo:rsid="0036c10d" officeooo:paragraph-rsid="003cd112"/>
    </style:style>
    <style:style style:name="P14" style:family="paragraph" style:parent-style-name="Standard">
      <style:text-properties fo:language="el" fo:country="GR" officeooo:rsid="004061a8" officeooo:paragraph-rsid="004061a8"/>
    </style:style>
    <style:style style:name="P15" style:family="paragraph" style:parent-style-name="Standard">
      <style:text-properties fo:language="el" fo:country="GR" officeooo:rsid="004061a8" officeooo:paragraph-rsid="00455421"/>
    </style:style>
    <style:style style:name="P16" style:family="paragraph" style:parent-style-name="Standard">
      <style:text-properties fo:language="el" fo:country="GR" officeooo:rsid="0047c8c7" officeooo:paragraph-rsid="0047c8c7"/>
    </style:style>
    <style:style style:name="P17" style:family="paragraph" style:parent-style-name="Standard">
      <style:text-properties fo:language="el" fo:country="GR" officeooo:rsid="004d2cd3" officeooo:paragraph-rsid="004d2cd3"/>
    </style:style>
    <style:style style:name="P18" style:family="paragraph" style:parent-style-name="Standard">
      <style:text-properties officeooo:rsid="001adebc" officeooo:paragraph-rsid="001adebc"/>
    </style:style>
    <style:style style:name="P19" style:family="paragraph" style:parent-style-name="Standard">
      <style:text-properties fo:font-weight="bold" officeooo:rsid="000becaa" officeooo:paragraph-rsid="000becaa" style:font-weight-asian="bold" style:font-weight-complex="bold"/>
    </style:style>
    <style:style style:name="P20" style:family="paragraph" style:parent-style-name="Standard">
      <style:text-properties fo:font-weight="bold" officeooo:rsid="0009a0c4" officeooo:paragraph-rsid="000becaa" style:font-weight-asian="bold" style:font-weight-complex="bold"/>
    </style:style>
    <style:style style:name="P21" style:family="paragraph" style:parent-style-name="Standard">
      <style:text-properties fo:font-weight="bold" officeooo:rsid="000a2379" officeooo:paragraph-rsid="000becaa" style:font-weight-asian="bold" style:font-weight-complex="bold"/>
    </style:style>
    <style:style style:name="P22" style:family="paragraph" style:parent-style-name="Standard">
      <style:text-properties fo:font-weight="bold" officeooo:rsid="000f704a" officeooo:paragraph-rsid="000f704a" style:font-weight-asian="bold" style:font-weight-complex="bold"/>
    </style:style>
    <style:style style:name="P23" style:family="paragraph" style:parent-style-name="Standard">
      <style:text-properties fo:font-size="14pt" style:text-underline-style="solid" style:text-underline-width="auto" style:text-underline-color="font-color" officeooo:rsid="000becaa" officeooo:paragraph-rsid="000becaa" style:font-size-asian="14pt" style:font-size-complex="14pt"/>
    </style:style>
    <style:style style:name="P24" style:family="paragraph" style:parent-style-name="Standard">
      <style:text-properties fo:font-size="14pt" style:text-underline-style="solid" style:text-underline-width="auto" style:text-underline-color="font-color" officeooo:rsid="000dc45f" officeooo:paragraph-rsid="000dc45f" style:font-size-asian="14pt" style:font-size-complex="14pt"/>
    </style:style>
    <style:style style:name="P25" style:family="paragraph" style:parent-style-name="Standard">
      <style:text-properties fo:font-size="14pt" fo:language="en" fo:country="US" fo:font-style="italic" officeooo:rsid="004a3850" officeooo:paragraph-rsid="004a3850" style:font-size-asian="14pt" style:font-style-asian="italic" style:font-size-complex="14pt" style:font-style-complex="italic"/>
    </style:style>
    <style:style style:name="P26" style:family="paragraph" style:parent-style-name="Standard">
      <style:text-properties fo:font-size="14pt" fo:language="en" fo:country="US" fo:font-style="italic" officeooo:rsid="004d2cd3" officeooo:paragraph-rsid="004a3850" style:font-size-asian="14pt" style:font-style-asian="italic" style:font-size-complex="14pt" style:font-style-complex="italic"/>
    </style:style>
    <style:style style:name="P27" style:family="paragraph" style:parent-style-name="Standard">
      <style:text-properties fo:font-size="40pt" style:text-underline-style="none" officeooo:rsid="000becaa" officeooo:paragraph-rsid="000becaa" style:font-size-asian="40pt" style:font-size-complex="40pt"/>
    </style:style>
    <style:style style:name="P28" style:family="paragraph" style:parent-style-name="Standard">
      <style:paragraph-properties fo:text-align="center" style:justify-single-word="false"/>
      <style:text-properties fo:font-size="40pt" style:text-underline-style="none" officeooo:rsid="000becaa" officeooo:paragraph-rsid="001d5c3f" style:font-size-asian="40pt" style:font-size-complex="40pt"/>
    </style:style>
    <style:style style:name="P29" style:family="paragraph" style:parent-style-name="Standard">
      <style:paragraph-properties fo:text-align="center" style:justify-single-word="false"/>
      <style:text-properties fo:font-size="40pt" fo:font-style="italic" style:text-underline-style="none" officeooo:rsid="000becaa" officeooo:paragraph-rsid="001d5c3f" style:font-size-asian="40pt" style:font-style-asian="italic" style:font-size-complex="40pt" style:font-style-complex="italic"/>
    </style:style>
    <style:style style:name="P30" style:family="paragraph" style:parent-style-name="Standard">
      <style:paragraph-properties fo:text-align="center" style:justify-single-word="false"/>
      <style:text-properties fo:font-size="32pt" fo:language="el" fo:country="GR" fo:font-style="italic" style:text-underline-style="none" officeooo:rsid="001d5c3f" officeooo:paragraph-rsid="001d5c3f" style:font-size-asian="32pt" style:font-style-asian="italic" style:font-size-complex="32pt" style:font-style-complex="italic"/>
    </style:style>
    <style:style style:name="P31" style:family="paragraph" style:parent-style-name="Standard">
      <style:text-properties fo:font-size="12pt" fo:language="el" fo:country="GR" style:text-underline-style="none" officeooo:rsid="0020f341" officeooo:paragraph-rsid="0020f341" style:font-size-asian="10.5pt" style:font-size-complex="12pt"/>
    </style:style>
    <style:style style:name="P32" style:family="paragraph" style:parent-style-name="Standard">
      <style:text-properties fo:font-size="12pt" fo:language="el" fo:country="GR" style:text-underline-style="none" officeooo:rsid="0020f341" officeooo:paragraph-rsid="002a16da" style:font-size-asian="10.5pt" style:font-size-complex="12pt"/>
    </style:style>
    <style:style style:name="P33" style:family="paragraph" style:parent-style-name="Standard">
      <style:text-properties fo:font-size="12pt" fo:language="el" fo:country="GR" style:text-underline-style="none" officeooo:rsid="0024ac02" officeooo:paragraph-rsid="0024ac02" style:font-size-asian="10.5pt" style:font-size-complex="12pt"/>
    </style:style>
    <style:style style:name="P34" style:family="paragraph" style:parent-style-name="Standard">
      <style:text-properties fo:font-size="12pt" fo:language="el" fo:country="GR" style:text-underline-style="none" officeooo:rsid="0024ac02" officeooo:paragraph-rsid="002c071e" style:font-size-asian="10.5pt" style:font-size-complex="12pt"/>
    </style:style>
    <style:style style:name="P35" style:family="paragraph" style:parent-style-name="Standard">
      <style:text-properties fo:font-size="12pt" fo:language="el" fo:country="GR" style:text-underline-style="none" officeooo:rsid="0024ac02" officeooo:paragraph-rsid="002e80ff" style:font-size-asian="10.5pt" style:font-size-complex="12pt"/>
    </style:style>
    <style:style style:name="P36" style:family="paragraph" style:parent-style-name="Standard">
      <style:text-properties fo:font-size="12pt" fo:language="el" fo:country="GR" style:text-underline-style="none" officeooo:rsid="00268da4" officeooo:paragraph-rsid="00268da4" style:font-size-asian="10.5pt" style:font-size-complex="12pt"/>
    </style:style>
    <style:style style:name="P37" style:family="paragraph" style:parent-style-name="Standard">
      <style:text-properties fo:font-size="12pt" fo:language="el" fo:country="GR" style:text-underline-style="none" officeooo:rsid="002a32e9" officeooo:paragraph-rsid="002a32e9" style:font-size-asian="10.5pt" style:font-size-complex="12pt"/>
    </style:style>
    <style:style style:name="P38" style:family="paragraph" style:parent-style-name="Standard">
      <style:text-properties fo:font-size="12pt" fo:language="el" fo:country="GR" style:text-underline-style="none" officeooo:rsid="002f5193" officeooo:paragraph-rsid="002f5193" style:font-size-asian="10.5pt" style:font-size-complex="12pt"/>
    </style:style>
    <style:style style:name="P39" style:family="paragraph" style:parent-style-name="Standard">
      <style:text-properties officeooo:paragraph-rsid="002a32e9"/>
    </style:style>
    <style:style style:name="P40" style:family="paragraph" style:parent-style-name="Standard">
      <style:text-properties officeooo:rsid="0024ac02" officeooo:paragraph-rsid="002e80ff"/>
    </style:style>
    <style:style style:name="P41" style:family="paragraph" style:parent-style-name="Standard">
      <style:text-properties fo:font-size="10pt" fo:language="el" fo:country="GR" fo:font-style="italic" style:text-underline-style="none" officeooo:rsid="002c071e" officeooo:paragraph-rsid="002c071e" style:font-size-asian="8.75pt" style:font-style-asian="italic" style:font-size-complex="10pt" style:font-style-complex="italic"/>
    </style:style>
    <style:style style:name="P42" style:family="paragraph" style:parent-style-name="Standard">
      <style:text-properties fo:font-size="10pt" fo:language="el" fo:country="GR" style:text-underline-style="none" officeooo:rsid="0024ac02" officeooo:paragraph-rsid="002e80ff" style:font-size-asian="8.75pt" style:font-size-complex="10pt"/>
    </style:style>
    <style:style style:name="P43" style:family="paragraph" style:parent-style-name="Standard">
      <style:text-properties fo:font-size="10.5pt" fo:language="el" fo:country="GR" fo:font-style="italic" style:text-underline-style="none" officeooo:rsid="0031a0a2" officeooo:paragraph-rsid="0031a0a2" style:font-size-asian="9.14999961853027pt" style:font-style-asian="italic" style:font-size-complex="10.5pt" style:font-style-complex="italic"/>
    </style:style>
    <style:style style:name="P44" style:family="paragraph" style:parent-style-name="Standard">
      <style:text-properties fo:font-size="11pt" fo:language="el" fo:country="GR" fo:font-style="italic" style:text-underline-style="none" officeooo:rsid="0031a0a2" officeooo:paragraph-rsid="0031a0a2" style:font-size-asian="11pt" style:font-style-asian="italic" style:font-size-complex="11pt" style:font-style-complex="italic"/>
    </style:style>
    <style:style style:name="P45" style:family="paragraph" style:parent-style-name="Standard">
      <style:text-properties fo:language="en" fo:country="US" officeooo:rsid="004d2cd3" officeooo:paragraph-rsid="004d2cd3"/>
    </style:style>
    <style:style style:name="P46" style:family="paragraph" style:parent-style-name="Standard">
      <style:text-properties officeooo:rsid="0009a0c4" officeooo:paragraph-rsid="004be3c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6f24"/>
    </style:style>
    <style:style style:name="T3" style:family="text">
      <style:text-properties fo:language="en" fo:country="US" officeooo:rsid="00195ad1"/>
    </style:style>
    <style:style style:name="T4" style:family="text">
      <style:text-properties fo:language="en" fo:country="US" officeooo:rsid="001a94f9"/>
    </style:style>
    <style:style style:name="T5" style:family="text">
      <style:text-properties fo:language="en" fo:country="US" officeooo:rsid="001adebc"/>
    </style:style>
    <style:style style:name="T6" style:family="text">
      <style:text-properties fo:language="en" fo:country="US" officeooo:rsid="001c9bd5"/>
    </style:style>
    <style:style style:name="T7" style:family="text">
      <style:text-properties fo:language="en" fo:country="US" officeooo:rsid="001f9c32"/>
    </style:style>
    <style:style style:name="T8" style:family="text">
      <style:text-properties fo:language="en" fo:country="US" officeooo:rsid="00217dd9"/>
    </style:style>
    <style:style style:name="T9" style:family="text">
      <style:text-properties fo:language="en" fo:country="US" officeooo:rsid="0022caba"/>
    </style:style>
    <style:style style:name="T10" style:family="text">
      <style:text-properties fo:language="en" fo:country="US" officeooo:rsid="00240eb8"/>
    </style:style>
    <style:style style:name="T11" style:family="text">
      <style:text-properties fo:language="en" fo:country="US" officeooo:rsid="0024ac02"/>
    </style:style>
    <style:style style:name="T12" style:family="text">
      <style:text-properties fo:language="en" fo:country="US" officeooo:rsid="00256874"/>
    </style:style>
    <style:style style:name="T13" style:family="text">
      <style:text-properties fo:language="en" fo:country="US" officeooo:rsid="00268da4"/>
    </style:style>
    <style:style style:name="T14" style:family="text">
      <style:text-properties fo:language="en" fo:country="US" officeooo:rsid="0027944a"/>
    </style:style>
    <style:style style:name="T15" style:family="text">
      <style:text-properties fo:language="en" fo:country="US" officeooo:rsid="00287fde"/>
    </style:style>
    <style:style style:name="T16" style:family="text">
      <style:text-properties fo:language="en" fo:country="US" officeooo:rsid="002a16da"/>
    </style:style>
    <style:style style:name="T17" style:family="text">
      <style:text-properties fo:language="en" fo:country="US" officeooo:rsid="002a32e9"/>
    </style:style>
    <style:style style:name="T18" style:family="text">
      <style:text-properties fo:language="en" fo:country="US" officeooo:rsid="002dad48"/>
    </style:style>
    <style:style style:name="T19" style:family="text">
      <style:text-properties fo:language="en" fo:country="US" officeooo:rsid="002e80ff"/>
    </style:style>
    <style:style style:name="T20" style:family="text">
      <style:text-properties fo:language="en" fo:country="US" officeooo:rsid="002f5193"/>
    </style:style>
    <style:style style:name="T21" style:family="text">
      <style:text-properties fo:language="en" fo:country="US" officeooo:rsid="002f8d82"/>
    </style:style>
    <style:style style:name="T22" style:family="text">
      <style:text-properties fo:language="en" fo:country="US" officeooo:rsid="003114fa"/>
    </style:style>
    <style:style style:name="T23" style:family="text">
      <style:text-properties fo:language="en" fo:country="US" officeooo:rsid="00325f6c"/>
    </style:style>
    <style:style style:name="T24" style:family="text">
      <style:text-properties fo:language="en" fo:country="US" officeooo:rsid="004d2cd3"/>
    </style:style>
    <style:style style:name="T25" style:family="text">
      <style:text-properties fo:language="en" fo:country="US" officeooo:rsid="00521c65"/>
    </style:style>
    <style:style style:name="T26" style:family="text">
      <style:text-properties fo:language="el" fo:country="GR" officeooo:rsid="002a32e9"/>
    </style:style>
    <style:style style:name="T27" style:family="text">
      <style:text-properties fo:language="el" fo:country="GR" officeooo:rsid="004e8caf"/>
    </style:style>
    <style:style style:name="T28" style:family="text">
      <style:text-properties fo:language="el" fo:country="GR" officeooo:rsid="004d2cd3"/>
    </style:style>
    <style:style style:name="T29" style:family="text">
      <style:text-properties fo:language="el" fo:country="GR" officeooo:rsid="004e91d3"/>
    </style:style>
    <style:style style:name="T30" style:family="text">
      <style:text-properties officeooo:rsid="00175706"/>
    </style:style>
    <style:style style:name="T31" style:family="text">
      <style:text-properties officeooo:rsid="00186f24"/>
    </style:style>
    <style:style style:name="T32" style:family="text">
      <style:text-properties officeooo:rsid="00195ad1"/>
    </style:style>
    <style:style style:name="T33" style:family="text">
      <style:text-properties fo:font-size="44pt" style:font-size-asian="44pt" style:font-size-complex="44pt"/>
    </style:style>
    <style:style style:name="T34" style:family="text">
      <style:text-properties officeooo:rsid="00217dd9"/>
    </style:style>
    <style:style style:name="T35" style:family="text">
      <style:text-properties officeooo:rsid="0022caba"/>
    </style:style>
    <style:style style:name="T36" style:family="text">
      <style:text-properties officeooo:rsid="00240eb8"/>
    </style:style>
    <style:style style:name="T37" style:family="text">
      <style:text-properties officeooo:rsid="0024ac02"/>
    </style:style>
    <style:style style:name="T38" style:family="text">
      <style:text-properties officeooo:rsid="00256874"/>
    </style:style>
    <style:style style:name="T39" style:family="text">
      <style:text-properties officeooo:rsid="00268da4"/>
    </style:style>
    <style:style style:name="T40" style:family="text">
      <style:text-properties officeooo:rsid="0026a0d3"/>
    </style:style>
    <style:style style:name="T41" style:family="text">
      <style:text-properties officeooo:rsid="0027944a"/>
    </style:style>
    <style:style style:name="T42" style:family="text">
      <style:text-properties officeooo:rsid="00287fde"/>
    </style:style>
    <style:style style:name="T43" style:family="text">
      <style:text-properties fo:font-size="12pt" fo:language="el" fo:country="GR" style:text-underline-style="none" officeooo:rsid="002a32e9" style:font-size-asian="10.5pt" style:font-size-complex="12pt"/>
    </style:style>
    <style:style style:name="T44" style:family="text">
      <style:text-properties fo:font-size="12pt" fo:language="en" fo:country="US" style:text-underline-style="none" style:font-size-asian="10.5pt" style:font-size-complex="12pt"/>
    </style:style>
    <style:style style:name="T45" style:family="text">
      <style:text-properties fo:font-size="12pt" fo:language="en" fo:country="US" style:text-underline-style="none" officeooo:rsid="002a32e9" style:font-size-asian="10.5pt" style:font-size-complex="12pt"/>
    </style:style>
    <style:style style:name="T46" style:family="text">
      <style:text-properties fo:font-size="12pt" fo:language="en" fo:country="US" style:text-underline-style="none" officeooo:rsid="00398aa6" style:font-size-asian="10.5pt" style:font-size-complex="12pt"/>
    </style:style>
    <style:style style:name="T47" style:family="text">
      <style:text-properties fo:font-size="12pt" fo:language="en" fo:country="US" style:text-underline-style="none" officeooo:rsid="00388d70" style:font-size-asian="10.5pt" style:font-size-complex="12pt"/>
    </style:style>
    <style:style style:name="T48" style:family="text">
      <style:text-properties fo:font-size="12pt" fo:language="en" fo:country="US" style:text-underline-style="none" officeooo:rsid="003963f1" style:font-size-asian="10.5pt" style:font-size-complex="12pt"/>
    </style:style>
    <style:style style:name="T49" style:family="text">
      <style:text-properties fo:font-size="12pt" fo:language="en" fo:country="US" style:text-underline-style="none" officeooo:rsid="003bbb20" style:font-size-asian="10.5pt" style:font-size-complex="12pt"/>
    </style:style>
    <style:style style:name="T50" style:family="text">
      <style:text-properties fo:font-size="12pt" fo:language="en" fo:country="US" style:text-underline-style="none" officeooo:rsid="003c3127" style:font-size-asian="10.5pt" style:font-size-complex="12pt"/>
    </style:style>
    <style:style style:name="T51" style:family="text">
      <style:text-properties fo:font-size="12pt" fo:language="en" fo:country="US" style:text-underline-style="none" officeooo:rsid="003cd112" style:font-size-asian="10.5pt" style:font-size-complex="12pt"/>
    </style:style>
    <style:style style:name="T52" style:family="text">
      <style:text-properties fo:font-size="12pt" fo:language="en" fo:country="US" style:text-underline-style="none" officeooo:rsid="003e89bf" style:font-size-asian="10.5pt" style:font-size-complex="12pt"/>
    </style:style>
    <style:style style:name="T53" style:family="text">
      <style:text-properties fo:font-size="12pt" fo:language="en" fo:country="US" style:text-underline-style="none" officeooo:rsid="003f03cd" style:font-size-asian="10.5pt" style:font-size-complex="12pt"/>
    </style:style>
    <style:style style:name="T54" style:family="text">
      <style:text-properties fo:font-size="12pt" fo:language="en" fo:country="US" style:text-underline-style="none" officeooo:rsid="003fdb17" style:font-size-asian="10.5pt" style:font-size-complex="12pt"/>
    </style:style>
    <style:style style:name="T55" style:family="text">
      <style:text-properties fo:font-size="12pt" fo:language="en" fo:country="US" style:text-underline-style="none" officeooo:rsid="00403a98" style:font-size-asian="10.5pt" style:font-size-complex="12pt"/>
    </style:style>
    <style:style style:name="T56" style:family="text">
      <style:text-properties fo:font-size="12pt" fo:language="en" fo:country="US" style:text-underline-style="none" officeooo:rsid="0041b69d" style:font-size-asian="10.5pt" style:font-size-complex="12pt"/>
    </style:style>
    <style:style style:name="T57" style:family="text">
      <style:text-properties fo:font-size="12pt" fo:language="en" fo:country="US" style:text-underline-style="none" officeooo:rsid="0042bd7b" style:font-size-asian="10.5pt" style:font-size-complex="12pt"/>
    </style:style>
    <style:style style:name="T58" style:family="text">
      <style:text-properties fo:font-size="12pt" fo:language="en" fo:country="US" style:text-underline-style="none" officeooo:rsid="004490fe" style:font-size-asian="10.5pt" style:font-size-complex="12pt"/>
    </style:style>
    <style:style style:name="T59" style:family="text">
      <style:text-properties fo:font-size="12pt" fo:language="en" fo:country="US" style:text-underline-style="none" officeooo:rsid="00455421" style:font-size-asian="10.5pt" style:font-size-complex="12pt"/>
    </style:style>
    <style:style style:name="T60" style:family="text">
      <style:text-properties fo:font-size="12pt" fo:language="en" fo:country="US" style:text-underline-style="none" officeooo:rsid="0045e08f" style:font-size-asian="10.5pt" style:font-size-complex="12pt"/>
    </style:style>
    <style:style style:name="T61" style:family="text">
      <style:text-properties fo:font-size="12pt" fo:language="en" fo:country="US" style:text-underline-style="none" officeooo:rsid="0050d66b" style:font-size-asian="10.5pt" style:font-size-complex="12pt"/>
    </style:style>
    <style:style style:name="T62" style:family="text">
      <style:text-properties fo:font-size="12pt" fo:language="en" fo:country="US" style:text-underline-style="none" officeooo:rsid="00521c65" style:font-size-asian="10.5pt" style:font-size-complex="12pt"/>
    </style:style>
    <style:style style:name="T63" style:family="text">
      <style:text-properties fo:font-size="12pt" style:text-underline-style="none" style:font-size-asian="10.5pt" style:font-size-complex="12pt"/>
    </style:style>
    <style:style style:name="T64" style:family="text">
      <style:text-properties fo:font-size="12pt" style:text-underline-style="none" officeooo:rsid="00398aa6" style:font-size-asian="10.5pt" style:font-size-complex="12pt"/>
    </style:style>
    <style:style style:name="T65" style:family="text">
      <style:text-properties fo:font-size="12pt" style:text-underline-style="none" officeooo:rsid="00388d70" style:font-size-asian="10.5pt" style:font-size-complex="12pt"/>
    </style:style>
    <style:style style:name="T66" style:family="text">
      <style:text-properties fo:font-size="12pt" style:text-underline-style="none" officeooo:rsid="003963f1" style:font-size-asian="10.5pt" style:font-size-complex="12pt"/>
    </style:style>
    <style:style style:name="T67" style:family="text">
      <style:text-properties fo:font-size="12pt" style:text-underline-style="none" officeooo:rsid="003bbb20" style:font-size-asian="10.5pt" style:font-size-complex="12pt"/>
    </style:style>
    <style:style style:name="T68" style:family="text">
      <style:text-properties fo:font-size="12pt" style:text-underline-style="none" officeooo:rsid="003c3127" style:font-size-asian="10.5pt" style:font-size-complex="12pt"/>
    </style:style>
    <style:style style:name="T69" style:family="text">
      <style:text-properties fo:font-size="12pt" style:text-underline-style="none" officeooo:rsid="003cd112" style:font-size-asian="10.5pt" style:font-size-complex="12pt"/>
    </style:style>
    <style:style style:name="T70" style:family="text">
      <style:text-properties fo:font-size="12pt" style:text-underline-style="none" officeooo:rsid="003e89bf" style:font-size-asian="10.5pt" style:font-size-complex="12pt"/>
    </style:style>
    <style:style style:name="T71" style:family="text">
      <style:text-properties fo:font-size="12pt" style:text-underline-style="none" officeooo:rsid="003f03cd" style:font-size-asian="10.5pt" style:font-size-complex="12pt"/>
    </style:style>
    <style:style style:name="T72" style:family="text">
      <style:text-properties fo:font-size="12pt" style:text-underline-style="none" officeooo:rsid="003fdb17" style:font-size-asian="10.5pt" style:font-size-complex="12pt"/>
    </style:style>
    <style:style style:name="T73" style:family="text">
      <style:text-properties fo:font-size="12pt" style:text-underline-style="none" officeooo:rsid="00403a98" style:font-size-asian="10.5pt" style:font-size-complex="12pt"/>
    </style:style>
    <style:style style:name="T74" style:family="text">
      <style:text-properties fo:font-size="12pt" style:text-underline-style="none" officeooo:rsid="0041b69d" style:font-size-asian="10.5pt" style:font-size-complex="12pt"/>
    </style:style>
    <style:style style:name="T75" style:family="text">
      <style:text-properties fo:font-size="12pt" style:text-underline-style="none" officeooo:rsid="0042bd7b" style:font-size-asian="10.5pt" style:font-size-complex="12pt"/>
    </style:style>
    <style:style style:name="T76" style:family="text">
      <style:text-properties fo:font-size="12pt" style:text-underline-style="none" officeooo:rsid="004490fe" style:font-size-asian="10.5pt" style:font-size-complex="12pt"/>
    </style:style>
    <style:style style:name="T77" style:family="text">
      <style:text-properties fo:font-size="12pt" style:text-underline-style="none" officeooo:rsid="00455421" style:font-size-asian="10.5pt" style:font-size-complex="12pt"/>
    </style:style>
    <style:style style:name="T78" style:family="text">
      <style:text-properties fo:font-size="12pt" style:text-underline-style="none" officeooo:rsid="0045e08f" style:font-size-asian="10.5pt" style:font-size-complex="12pt"/>
    </style:style>
    <style:style style:name="T79" style:family="text">
      <style:text-properties fo:font-size="12pt" style:text-underline-style="none" officeooo:rsid="0050d66b" style:font-size-asian="10.5pt" style:font-size-complex="12pt"/>
    </style:style>
    <style:style style:name="T80" style:family="text">
      <style:text-properties fo:font-size="12pt" style:text-underline-style="none" officeooo:rsid="00521c65" style:font-size-asian="10.5pt" style:font-size-complex="12pt"/>
    </style:style>
    <style:style style:name="T81" style:family="text">
      <style:text-properties officeooo:rsid="002a16da"/>
    </style:style>
    <style:style style:name="T82" style:family="text">
      <style:text-properties officeooo:rsid="002b0ac6"/>
    </style:style>
    <style:style style:name="T83" style:family="text">
      <style:text-properties officeooo:rsid="002dad48"/>
    </style:style>
    <style:style style:name="T84" style:family="text">
      <style:text-properties officeooo:rsid="002f3b39"/>
    </style:style>
    <style:style style:name="T85" style:family="text">
      <style:text-properties officeooo:rsid="002f5193"/>
    </style:style>
    <style:style style:name="T86" style:family="text">
      <style:text-properties officeooo:rsid="002f8d82"/>
    </style:style>
    <style:style style:name="T87" style:family="text">
      <style:text-properties officeooo:rsid="00325f6c"/>
    </style:style>
    <style:style style:name="T88" style:family="text">
      <style:text-properties officeooo:rsid="00338548"/>
    </style:style>
    <style:style style:name="T89" style:family="text">
      <style:text-properties officeooo:rsid="00344077"/>
    </style:style>
    <style:style style:name="T90" style:family="text">
      <style:text-properties officeooo:rsid="0009a0c4"/>
    </style:style>
    <style:style style:name="T91" style:family="text">
      <style:text-properties officeooo:rsid="00521c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33"/></text:p>
      <text:p text:style-name="P28"><text:span text:style-name="T33"/></text:p>
      <text:p text:style-name="P28"><text:span text:style-name="T33"/></text:p>
      <text:p text:style-name="P29"><text:span text:style-name="T33">Project #1</text:span> </text:p>
      <text:p text:style-name="P29"><text:span text:style-name="T33">ΥΣ13 ΕΑΡΙΝΟ 2016</text:span> </text:p>
      <text:p text:style-name="P30">Αλέξανδρος Λαποκωνσταντάκης</text:p>
      <text:p text:style-name="P30">1115201200088</text:p>
      <text:p text:style-name="P30">(0)</text:p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>Superuser</text:p>
      <text:p text:style-name="P5"/>
      <text:p text:style-name="P11">Μέσω <text:span text:style-name="T1">gdb </text:span>δοκιμάζω εκτελέσεις δίνοντας ως όρισμα <text:span text:style-name="T1">string </text:span>απο “<text:span text:style-name="T1">A”. </text:span>Βρίσκω ότι το <text:span text:style-name="T1">segfault </text:span>προκύπτει μετά το 752ο <text:span text:style-name="T1">byte </text:span>απ' την αρχή του <text:span text:style-name="T1">buffer, </text:span>με το <text:span text:style-name="T1">ret address </text:span>να αρχίζει να γίνεται <text:span text:style-name="T1">overwrite </text:span>απ' το 753ο και μετά, άρα το 753ο-756ο <text:span text:style-name="T1">byte </text:span>του <text:span text:style-name="T1">string </text:span>που θα δώσω ως 2ο όρισμα στο εκτελέσιμο θα κάνουν <text:span text:style-name="T1">overwrite </text:span>το <text:span text:style-name="T1">ret address </text:span>του προγράμματος. Το σχέδιο ήταν να χρησιμοποιήσω <text:span text:style-name="T1">return-to-libc </text:span>για να καλέσω μέσω της <text:span text:style-name="T1">system</text:span>() το /<text:span text:style-name="T1">bin/sh, </text:span>και στη συνέχεια για να μην αφήσει ίχνη η <text:span text:style-name="T1">system() </text:span>να επιστρέψει και να καλέσει την <text:span text:style-name="T1">exit(). </text:span><text:span text:style-name="T32">Για να γίνει αυτό έπρεπε να γεμίσω το </text:span><text:span text:style-name="T3">buffer (</text:span><text:span text:style-name="T32">πάλι με “Α” με τη γνωστή τιμή 41) και αμέσως μετα, να καλύψω και τον </text:span><text:span text:style-name="T3">saved frame pointer, </text:span><text:span text:style-name="T32">που σ' αυτήν την περίπτωση είναι περιττός, και τελικά να τοποθετήσω στο </text:span><text:span text:style-name="T3">ret address </text:span><text:span text:style-name="T32">της </text:span><text:span text:style-name="T3">convert, </text:span><text:span text:style-name="T32">δηλαδή στην εντολή που θα εκτελστεί όταν η ίδια τερματίσει, τη </text:span><text:span text:style-name="T3">system() </text:span><text:span text:style-name="T32">με τα ορίσματά της. Τα ορίσματά της τοποθετούνται στις ακριβώς επόμενες θέσεις μνήμης, με την </text:span><text:span text:style-name="T3">exit(), </text:span><text:span text:style-name="T32">το σημείο επιστροφής, να προηγείται, και ύστερα το πραγματικό όρισμα της το ”/</text:span><text:span text:style-name="T3">bin/sh”.</text:span><text:span text:style-name="T32"> </text:span>Χρειαζόμουν λοιπόν τα <text:span text:style-name="T1">addresses </text:span>της <text:span text:style-name="T1">system, exit </text:span>και του <text:span text:style-name="T1">shell. </text:span>Τρέχοντας <text:span text:style-name="T1">gdb </text:span>στο <text:span text:style-name="T1">convert </text:span>μέσω της <text:s/><text:span text:style-name="T1">p system kai p exit </text:span>αντιστοιχα βρίσκω τις αντίστοιχες διευθύνσεις <text:span text:style-name="T30">(0xb7ea9c90 και 0xb7e9d2d0)</text:span>, οι οποίες φαινόταν να παραμένουν σταθερές σε κάθε εκτέλεση, και γενικότερα. <text:span text:style-name="T32">Τη </text:span><text:span text:style-name="T2">shell </text:span><text:span text:style-name="T31">αρχικά προσπαθούσα να την εκτελέσω βάζοντας ως όρισμα της </text:span><text:span text:style-name="T3">system() </text:span><text:span text:style-name="T32">το </text:span><text:span text:style-name="T3">address </text:span><text:span text:style-name="T32">του SHELL=/bin/bash που υπήρχε πάντα στη μνήμη του προγράμματος(το βρήκα χρησιμοποιώντας την </text:span><text:span text:style-name="T3">x/500s $esp </text:span><text:span text:style-name="T32">στο </text:span><text:span text:style-name="T3">gdb)</text:span><text:span text:style-name="T32">. Αυτό δε δούλεψε και ανακάλυψα ότι αφού ορίσω μια </text:span><text:span text:style-name="T3">environmental variable </text:span><text:span text:style-name="T32">(</text:span><text:span text:style-name="T3">export shell=”/bin/sh”) </text:span><text:span text:style-name="T32">μπορώ να χρησιμοποιήσω την </text:span><text:span text:style-name="T3">getenvar(shell) function </text:span><text:span text:style-name="T32">για να πάρω στη συνέχεια τη θέση μνήμης της. Τώρα το </text:span><text:span text:style-name="T3">shell </text:span><text:span text:style-name="T32">βρισκόταν αποθηκευμένο στη μνήμη σε σημείο που ξέρω και είχε το κατάλληλο όρισμα. Τρέχοντας το πρόγραμμα πάλι το αποτέλεσμα ήταν “</text:span><text:span text:style-name="T3">superuser” not found </text:span><text:span text:style-name="T32">ή παρόμοιο. Ελέγχοντας τη, γνωστή, θέση μνήμης του </text:span><text:span text:style-name="T3">shell </text:span><text:span text:style-name="T32">βρήκα ότι είχε μετακινηθεί. Βρήκα τη νέα του θέση, προσέχοντας να συμπεριληφθεί στο </text:span><text:span text:style-name="T7">address</text:span><text:span text:style-name="T32"> μόνο το “/</text:span><text:span text:style-name="T4">bin</text:span><text:span text:style-name="T32">/</text:span><text:span text:style-name="T4">sh</text:span><text:span text:style-name="T32">” και το τρεξα έξω απο </text:span><text:span text:style-name="T3">gdb </text:span><text:span text:style-name="T32">πάλι με <text:s text:c="2"/>παρόμοιο αποτέλεσμα, αυτη τη φορά το </text:span><text:span text:style-name="T3">memory map </text:span><text:span text:style-name="T32">έδειξε να είναι πιο κοντά. Δοκιμάζοντας 2-3 εκτελέσεις με αλλαγές στο τελευταίο </text:span><text:span text:style-name="T3">byte </text:span><text:span text:style-name="T32">της διεύθυνσης, έπεσα στη σωστή τελικά και το </text:span><text:span text:style-name="T3">ret-to-libc </text:span><text:span text:style-name="T32">πέτυχε.</text:span></text:p>
      <text:p text:style-name="P1"/>
      <text:p text:style-name="P19">final command</text:p>
      <text:p text:style-name="P19"/>
      <text:p text:style-name="P18"><text:span text:style-name="T1"><text:s/>./convert 1 `perl -e 'print "A" x 752 . "\x90\x9c\xea\xb7". "\xd0\xd2\xe9\xb7" . "\x1b\xff\xff\xbf"'`</text:span></text:p>
      <text:p text:style-name="P18"><text:span text:style-name="T5"/></text:p>
      <text:p text:style-name="P20">Supersecret.txt</text:p>
      <text:p text:style-name="P1"/>
      <text:p text:style-name="P1">One is is three in any people a of is in called In example read</text:p>
      <text:p text:style-name="P1">a is the simply into parts to How is each the itself?</text:p>
      <text:p text:style-name="P1">possible the that about is a interesting discussed</text:p>
      <text:p text:style-name="P1"><text:s/>later orutnFolvthlleroj</text:p>
      <text:p text:style-name="P1"/>
      <text:p text:style-name="P1">SERIAL:1459204802-f10668bef31cc71ea2aa0936b7e4cbf6a8ebf0127562b2ca4300e418fbe13b68e69bcf853c79d342346af50aa8e3e595249f658a7dcd55ee24dcbfe6684514a0</text:p>
      <text:p text:style-name="P1"/>
      <text:p text:style-name="P2"/>
      <text:p text:style-name="P2"/>
      <text:p text:style-name="P2"/>
      <text:p text:style-name="P23"><text:span text:style-name="T6"/></text:p>
      <text:p text:style-name="P23"><text:soft-page-break/><text:span text:style-name="T6"/></text:p>
      <text:p text:style-name="P23"><text:span text:style-name="T6"/></text:p>
      <text:p text:style-name="P23"><text:span text:style-name="T6"/></text:p>
      <text:p text:style-name="P23"><text:span text:style-name="T6">H</text:span>yperuser</text:p>
      <text:p text:style-name="P23"/>
      <text:p text:style-name="P32">Βλέπω ότι το μόνο όρισμα που δέχεται το <text:span text:style-name="T1">arpsender </text:span>είναι αρχείο του οποίου το <text:span text:style-name="T1">path </text:span>είναι προσπελάσιμο απ' τον <text:span text:style-name="T1">hyperuser, </text:span>για να μπορεί να λειτουργήσει και η <text:span text:style-name="T1">stat(). </text:span>Επομένως αρκεί να φτιάξω ένα (<text:span text:style-name="T1">attack.txt) </text:span>στο δικό μου <text:span text:style-name="T1">directory. </text:span><text:span text:style-name="T34">Κάνοντας </text:span><text:span text:style-name="T8">disassemble </text:span><text:span text:style-name="T34">τη </text:span><text:span text:style-name="T8">main, </text:span><text:span text:style-name="T34">βρίσκω ότι στο </text:span><text:span text:style-name="T8">stack </text:span><text:span text:style-name="T34">υπάρχει </text:span><text:span text:style-name="T8">canary </text:span><text:span text:style-name="T34">για να αποτρέψει </text:span><text:span text:style-name="T8">buffer overflow(%gs:… ). </text:span>Η <text:span text:style-name="T1">main </text:span>δεν έχει καμία <text:span text:style-name="T1">buffer overflow </text:span>ευπάθεια, όμως το μήκος του <text:s/><text:span text:style-name="T1">packet, </text:span>που στη συνέχεια περνάται στην <text:span text:style-name="T1">print_address </text:span>δεν ελέγχεται για να βρίσκεται σε κάποια όρια. Αντίθετα, ο μόνος έλεγχος αφορά στο 5ο <text:span text:style-name="T1">byte </text:span>του <text:span text:style-name="T1">packet, </text:span>που είναι και αυτό το οποίο ορίζει το <text:span text:style-name="T34">πόσα </text:span><text:span text:style-name="T8">bytes </text:span><text:span text:style-name="T34">θα γραφούν </text:span><text:span text:style-name="T8">(hwaddr.len = .. ) </text:span><text:span text:style-name="T35">στο </text:span><text:span text:style-name="T9">hwaddr.addr buffer </text:span><text:span text:style-name="T35">με την </text:span><text:span text:style-name="T8">memcpy </text:span><text:span text:style-name="T34">που ακολουθεί και το χρησιμοποιεί ως </text:span><text:span text:style-name="T8">size </text:span><text:span text:style-name="T34">όρισμα, άρα αρκεί να μεταβάλλω αυτό για να έχω το επιθυμητό μήκος. Το </text:span><text:span text:style-name="T13">hwaddr.len </text:span><text:span text:style-name="T40">λοιπόν, και κατ' επέκταση το πόσα </text:span><text:span text:style-name="T14">bytes </text:span><text:span text:style-name="T41">θα γραφούν στο </text:span><text:span text:style-name="T14">buffer, </text:span><text:span text:style-name="T41"><text:s/>καθορίζονται απ' <text:s/>τον </text:span><text:span text:style-name="T13">ASCII </text:span><text:span text:style-name="T39">κωδικό του 5ου </text:span><text:span text:style-name="T13">byte. </text:span><text:span text:style-name="T39">Με το </text:span><text:span text:style-name="T9">canary </text:span><text:span text:style-name="T35">να εμποδίζει την άμεση πρόσβαση στο </text:span><text:span text:style-name="T9">ret address, </text:span><text:span text:style-name="T35">θα 'πρεπε να κάνω </text:span><text:span text:style-name="T9">overwrite </text:span><text:span text:style-name="T35">τον </text:span><text:span text:style-name="T9">pointer hwtype </text:span><text:span text:style-name="T35">που στο </text:span><text:span text:style-name="T9">struct, </text:span><text:span text:style-name="T35">και στη μνήμη, έπεται του </text:span><text:span text:style-name="T9">buffer addr[</text:span><text:span text:style-name="T11">128</text:span><text:span text:style-name="T9">], </text:span><text:span text:style-name="T36">κάνοντας</text:span><text:span text:style-name="T10"> overflow </text:span><text:span text:style-name="T36">ακριβώς αυτόν τον </text:span><text:span text:style-name="T10">buffer. </text:span><text:span text:style-name="T36">Ήξερα ότι δεν υπήρχε περίπτωση να έχουν γίνει </text:span><text:span text:style-name="T10">reorder </text:span><text:span text:style-name="T36">τα στοιχεία της </text:span><text:span text:style-name="T10">struct, </text:span><text:span text:style-name="T36">άρα να μην ήταν δυνατόν το </text:span><text:span text:style-name="T10">overwrite, </text:span><text:span text:style-name="T36">επειδή το </text:span><text:span text:style-name="T10">SSP, </text:span><text:span text:style-name="T36">παρά το ότι προσπαθεί να τοποθετήσει τους </text:span><text:span text:style-name="T10">buffers </text:span><text:span text:style-name="T36">δίπλα στα </text:span><text:span text:style-name="T10">canaries, </text:span><text:span text:style-name="T36">δεν μπορεί να κάνει </text:span><text:span text:style-name="T10">reorder </text:span><text:span text:style-name="T36">τα περιεχόμενα μιας </text:span><text:span text:style-name="T10">struct.</text:span><text:span text:style-name="T9"> </text:span><text:span text:style-name="T37">Έτσι, αρχικά σκέφτηκα να κάνω </text:span><text:span text:style-name="T8">ret-to-libc </text:span><text:span text:style-name="T34">ως εξής: Θα έκανα τον </text:span><text:span text:style-name="T15">hwtype </text:span><text:span text:style-name="T42">overwrite με τη θέση της </text:span><text:span text:style-name="T15">ret address </text:span><text:span text:style-name="T42">και αμέσως μετά, μέσω του ίδιου, θα έκανα τη </text:span><text:span text:style-name="T15">ret address </text:span><text:span text:style-name="T42">να δείχνει στη </text:span><text:span text:style-name="T15">system(). </text:span><text:span text:style-name="T42">Σκέφτηκα ότι και χωρίς τα ορίσματα να είναι δίπλα στη </text:span><text:span text:style-name="T15">ret address, </text:span><text:span text:style-name="T42">θα λειτουργούσε επειδή θα βρίσκονταν δίπλα στον </text:span><text:span text:style-name="T15">hwtype </text:span><text:span text:style-name="T42">που έδειχνε σ'αυτήν. </text:span><text:span text:style-name="T16">(</text:span><text:span text:style-name="T42">Τη θέση του </text:span><text:span text:style-name="T11">ret address </text:span><text:span text:style-name="T37">τη βρήκα κάνοντας </text:span><text:span text:style-name="T11">info frame </text:span><text:span text:style-name="T37">ενώ βρισκόμουν στην </text:span><text:span text:style-name="T11">print_address </text:span><text:span text:style-name="T37">στο </text:span><text:span text:style-name="T11">gdb, </text:span><text:span text:style-name="T81">και κοιτόντας το </text:span><text:span text:style-name="T16">eip at ..)</text:span><text:span text:style-name="T11">. </text:span><text:span text:style-name="T42">Η πρώτη </text:span><text:span text:style-name="T8">memcpy, </text:span><text:span text:style-name="T34">που θα προκαλέσει και το </text:span><text:span text:style-name="T8">buffer overflow, </text:span><text:span text:style-name="T34">θα γεμίσει με “Α” τον </text:span><text:span text:style-name="T11">addr[128]</text:span><text:span text:style-name="T34"> <text:s/>και στη συνέχεια θα βάλει στο </text:span><text:span text:style-name="T11">hwtype pointer </text:span><text:span text:style-name="T37">που τον ακολουθεί τη θέση του </text:span><text:span text:style-name="T11">ret address </text:span><text:span text:style-name="T37">της <text:s/></text:span><text:span text:style-name="T11">print_address, </text:span><text:span text:style-name="T37">και στις θέσεις μνήμης αμέσως μετα απ το </text:span><text:span text:style-name="T11">hwtype </text:span><text:span text:style-name="T37">θα βάλει τα </text:span><text:span text:style-name="T11">addresses </text:span><text:span text:style-name="T37">των </text:span><text:span text:style-name="T11">exit() kai “/bin/sh” (</text:span><text:span text:style-name="T37">όπως στον </text:span><text:span text:style-name="T11">superuser) </text:span><text:span text:style-name="T37">που θα λειτουργήσουν ως ορίσματα στη </text:span><text:span text:style-name="T11">system(). <text:s/></text:span><text:span text:style-name="T37">Αυτό που έλειπε τώρα είναι να γράψω το </text:span><text:span text:style-name="T11">address </text:span><text:span text:style-name="T37">της </text:span><text:span text:style-name="T11">system() </text:span><text:span text:style-name="T37">στο </text:span><text:span text:style-name="T11">ret address </text:span><text:span text:style-name="T37">της </text:span><text:span text:style-name="T11">print_address, </text:span><text:span text:style-name="T37">δηλαδή στον </text:span><text:span text:style-name="T11">hwaddr.hwtype pointer, </text:span><text:span text:style-name="T37">αφού πλέον δείχνει σ' αυτήν. Αυτό θα γινόταν με την επόμενη </text:span><text:span text:style-name="T11">memcpy, </text:span><text:span text:style-name="T37">η οποία γράφει ακριβώς 4 </text:span><text:span text:style-name="T11">bytes, </text:span><text:span text:style-name="T37">απ' την αρχή του </text:span><text:span text:style-name="T11">packet, </text:span><text:span text:style-name="T37">στον </text:span><text:span text:style-name="T11">hwtype. </text:span><text:span text:style-name="T37">Αφού η 1η </text:span><text:span text:style-name="T11">memcpy </text:span><text:span text:style-name="T37">γράφει απ' το 8ο </text:span><text:span text:style-name="T11">byte </text:span><text:span text:style-name="T37">του </text:span><text:span text:style-name="T11">packet bytes </text:span><text:span text:style-name="T37">που εξαρτώνται απ' το 5ο </text:span><text:span text:style-name="T11">byte </text:span><text:span text:style-name="T37">του </text:span><text:span text:style-name="T11">packet </text:span><text:span text:style-name="T37">και</text:span><text:span text:style-name="T11"> </text:span><text:span text:style-name="T37">η 2η γράφει τα 4 πρώτα </text:span><text:span text:style-name="T11">bytes </text:span><text:span text:style-name="T37">του </text:span><text:span text:style-name="T11">packet, </text:span><text:span text:style-name="T38">το </text:span><text:span text:style-name="T12">packet </text:span><text:span text:style-name="T38">που θα περνούσα ως </text:span><text:span text:style-name="T12">input </text:span><text:span text:style-name="T38">μέσω του </text:span><text:span text:style-name="T12">attack.txt </text:span><text:span text:style-name="T38">θα ήταν κάπως έτσι:</text:span></text:p>
      <text:p text:style-name="P31"/>
      <text:p text:style-name="P33"/>
      <text:p text:style-name="P33"><text:s/>| <text:span text:style-name="T1">system() | size</text:span><text:span text:style-name="T82">(132</text:span><text:span text:style-name="T1"> | “AAA” | <text:s/>“A” x 128 | <text:s text:c="2"/>eip <text:s/>| <text:s text:c="3"/>exit() <text:s text:c="2"/>|<text:tab/>“/bin/sh” <text:s/>|</text:span></text:p>
      <text:p text:style-name="P33"><text:span text:style-name="T1">0 bytes<text:tab/> <text:s text:c="4"/>4 <text:s text:c="14"/>5 <text:s text:c="11"/>8<text:tab/> <text:s text:c="6"/>136 <text:s text:c="5"/>140<text:tab/>144<text:tab/><text:tab/> <text:s/>148</text:span></text:p>
      <text:p text:style-name="P41"/>
      <text:p text:style-name="P34"><text:span text:style-name="T1"/></text:p>
      <text:p text:style-name="P36">Ο χαρακτήρας που θα λειτουργήσει ως <text:span text:style-name="T1">size (</text:span>ή <text:span text:style-name="T1">hwaddr.len) </text:span>μπορεί να δοθεί με την εντολή της <text:span text:style-name="T1">perl chr(135), </text:span>που μετατρέπει τον <text:span text:style-name="T1">ASCII </text:span>κωδικό στον αντίστοιχο χαρακτήρα.</text:p>
      <text:p text:style-name="P37">Κάνοντας αλλαγές στα <text:span text:style-name="T1">bytes </text:span>που γράφω στον <text:span text:style-name="T1">buffer, </text:span>πειράζοντας το <text:span text:style-name="T1">size </text:span>κτλ <text:span text:style-name="T85">και πέφτοντας πολλές φορές πάνω στο </text:span><text:span text:style-name="T20">canary, </text:span>συνειδητοποίησα ότι μεσολαβούν 3 <text:span text:style-name="T1">bytes </text:span>ακόμα ανάμεσα στο τέλευταίο <text:s/><text:span text:style-name="T1">byte </text:span>του <text:span text:style-name="T1">buffer </text:span>και του <text:span text:style-name="T1">hwaddr.hwtype. </text:span>Αφού αυτο διορθώθηκε το <text:span text:style-name="T1">ret-to-libc </text:span>ακόμα δεν έτρεχε, ούτε σε <text:span text:style-name="T1">gdb, </text:span>φαινόταν ότι τελικά τα ορίσματα θα μπορούσαν να βρεθούν απ' τη <text:span text:style-name="T1">system </text:span>μόνο αν ήταν δίπλα στο <text:span text:style-name="T1">ret address, </text:span>και όχι σε κάτι που έδειχνε σ' αυτό (στην προκειμένη<text:span text:style-name="T1"> </text:span>το <text:span text:style-name="T1">hwaddr.hwtype). </text:span></text:p>
      <text:p text:style-name="P37"><text:span text:style-name="T1"/></text:p>
      <text:p text:style-name="P39"><text:span text:style-name="T43">Στη συνέχεια δοκίμασα μια παρόμοια τακτική με </text:span><text:span text:style-name="T45">shellcode(</text:span><text:span text:style-name="T43">το </text:span><text:span text:style-name="T45">shellcode </text:span><text:span text:style-name="T43">το πήρα έτοιμο απ' το </text:span><text:soft-page-break/>Smashing the stack for fun and profit, by Aleph One, <text:span text:style-name="T26">συγκεκριμένα το </text:span><text:span text:style-name="T17">format </text:span><text:span text:style-name="T26">χωρίς μηδενικά </text:span><text:span text:style-name="T17">bytes).</text:span></text:p>
      <text:p text:style-name="P12">Το <text:span text:style-name="T1">packet </text:span>θα' πρεπε ν' αλλάξει σε μερικά σημεία. Θα διατηρούνταν ίδιο το <text:span text:style-name="T1">size byte(</text:span>με την προσθήκη όμως 3 <text:span text:style-name="T1">bytes </text:span>όπως έγινε φανερό από τις προηγούμενες δοκιμές), <text:span text:style-name="T83">και το </text:span><text:span text:style-name="T18">red address </text:span><text:span text:style-name="T83">που και πάλι θα κανε </text:span><text:span text:style-name="T18">overwrite </text:span><text:span text:style-name="T83">τον </text:span><text:span text:style-name="T18">pointer hwaddr.hwtype. </text:span><text:span text:style-name="T83">Όμως πλέον τα 4 πρώτα </text:span><text:span text:style-name="T18">bytes </text:span><text:span text:style-name="T83">του </text:span><text:span text:style-name="T18">packet </text:span><text:span text:style-name="T83">θα τα καταλάμβανε το </text:span><text:span text:style-name="T18">address </text:span><text:span text:style-name="T83">της αρχής του </text:span><text:span text:style-name="T18">buffer. </text:span><text:span text:style-name="T83">Με αυτόν τον τρόπο με τη 2η </text:span><text:span text:style-name="T18">memcpy </text:span><text:span text:style-name="T83">το </text:span><text:span text:style-name="T18">ret address </text:span><text:span text:style-name="T83">δε θα δειχνε πλέον στη </text:span><text:span text:style-name="T18">system, </text:span><text:span text:style-name="T83">αλλά στην αρχή του </text:span><text:span text:style-name="T18">buffer, </text:span><text:span text:style-name="T83">ο οποίος δε θα 'ναι γεμάτος με άχρηστα “Α” αλλά στις πρώτες του θέσεις με </text:span><text:span text:style-name="T18">\x90\, </text:span><text:span text:style-name="T83">για περίπτωση απόκλισης και στις τελευταίες 45(το μέγεθος του </text:span><text:span text:style-name="T18">shellcode</text:span><text:span text:style-name="T83">) με το ίδιο το </text:span><text:span text:style-name="T18">shellcode </text:span><text:span text:style-name="T83">που θα εκτελεστεί επι τόπου. Το νέο </text:span><text:span text:style-name="T19">packet </text:span><text:span text:style-name="T84">θα χει τη μορφή.</text:span></text:p>
      <text:p text:style-name="P12"/>
      <text:p text:style-name="P12"/>
      <text:p text:style-name="P35"/>
      <text:p text:style-name="P35"><text:s/>| <text:span text:style-name="T19">hwaddr.addr address</text:span><text:span text:style-name="T1"> | </text:span><text:span text:style-name="T19">chr</text:span><text:span text:style-name="T82">(13</text:span><text:span text:style-name="T19">5)</text:span><text:span text:style-name="T1"> | “AAA” | <text:s/>“</text:span><text:span text:style-name="T19">\x90” x 86 + shellcode</text:span><text:span text:style-name="T22">(45 bytes)</text:span><text:span text:style-name="T19"> <text:s/>| <text:s text:c="4"/>ret address <text:s text:c="2"/>|</text:span></text:p>
      <text:p text:style-name="P35"><text:span text:style-name="T1">0 bytes<text:tab/> <text:s text:c="4"/><text:tab/><text:tab/>4 <text:s text:c="14"/>5 <text:s text:c="12"/>8<text:tab/><text:tab/><text:tab/><text:tab/> <text:s text:c="2"/><text:tab/> <text:s text:c="5"/></text:span><text:span text:style-name="T19">139<text:tab/> <text:s text:c="8"/>143</text:span></text:p>
      <text:p text:style-name="P43"/>
      <text:p text:style-name="P44">Τελικά ο <text:span text:style-name="T1">buffer </text:span>θα περιλαμβάνει το <text:span text:style-name="T19">\x90” x 86 + shellcode</text:span><text:span text:style-name="T22">(4</text:span><text:span text:style-name="T1">2</text:span><text:span text:style-name="T22"> bytes), </text:span>τα επόμενα 3 <text:span text:style-name="T1">bytes </text:span>του <text:span text:style-name="T1">shellcode </text:span>θα βρίσκονται στο χώρο 3<text:span text:style-name="T88">ών</text:span> <text:span text:style-name="T1">bytes </text:span>που μεσολαβούν μεταξύ <text:span text:style-name="T1">hwaddr.addr[128] </text:span>και <text:s/><text:span text:style-name="T1">hwaddr.hwtype, </text:span>και το ίδιο το <text:span text:style-name="T1"><text:s/>hwaddr.hwtype <text:s/></text:span><text:span text:style-name="T89">θα δείχνει σ</text:span>το <text:span text:style-name="T1">ret address. </text:span><text:span text:style-name="T87">Μετά το 2ο </text:span><text:span text:style-name="T23">memcpy, </text:span><text:span text:style-name="T87">το </text:span><text:span text:style-name="T23">ret address </text:span><text:span text:style-name="T87">θα είναι η αρχή του </text:span><text:span text:style-name="T23">buffer.</text:span></text:p>
      <text:p text:style-name="P42"><text:span text:style-name="T19"/></text:p>
      <text:p text:style-name="P35"><text:span text:style-name="T19"/></text:p>
      <text:p text:style-name="P35"><text:span text:style-name="T19"/></text:p>
      <text:p text:style-name="P38">Μ' αυτόν τον τρόπο κατάφερα ν' ανοίξω <text:span text:style-name="T1">shell </text:span>στο <text:span text:style-name="T1">gdb, </text:span>και στη συνέχεια πειράζοντας τα 2 τελευταία ψηφία του <text:span text:style-name="T1">ret address </text:span>(που έδινα στο 139ο <text:span text:style-name="T1">byte </text:span><text:span text:style-name="T25">τ</text:span><text:span text:style-name="T91">ου</text:span><text:span text:style-name="T1"> packet </text:span>για να κάνει <text:span text:style-name="T1">overwrite</text:span><text:span text:style-name="T86">) κατάφερα και έξω απ' αυτό να εκτελέσω το /</text:span><text:span text:style-name="T21">bin/sh.</text:span></text:p>
      <text:p text:style-name="P40"><text:span text:style-name="T44"><text:s text:c="7"/></text:span></text:p>
      <text:p text:style-name="P19">final command</text:p>
      <text:p text:style-name="P5"/>
      <text:p text:style-name="P4">perl -e 'print "\x55\xf5\xff\xbf" . chr(135) . "AAA" <text:s/>. "\x90" x 86 . "\xeb\x1f\x5e\x89\x76\x08\x31\xc0\x88\x46\x07\x89\x46\x0c\xb0\x0b" . "\x89\xf3\x8d\x4e\x08\x8d\x56\x0c\xcd\x80\x31\xdb\x89\xd8\x40\xcd" . "\x80\xe8\xdc\xff\xff\xff/bin/sh" . "\xec\xf5\xff\xbf" ' <text:s text:c="2"/>&gt; ../sdi1200088/attack.txt</text:p>
      <text:p text:style-name="P2"/>
      <text:p text:style-name="P21">hypersecret.txt</text:p>
      <text:p text:style-name="P3"/>
      <text:p text:style-name="P2">interesting how possible people, general number</text:p>
      <text:p text:style-name="P2">to secret text. something cryptography secret this that</text:p>
      <text:p text:style-name="P2">right simple presented text divided three and three much</text:p>
      <text:p text:style-name="P2">leaked share secret Is to secret no the leaked share? questions</text:p>
      <text:p text:style-name="P2">in on! nalisr inengeect</text:p>
      <text:p text:style-name="P2"/>
      <text:p text:style-name="P2">SERIAL:1459455602-62aa68f15b63592719fdeca7b9385279b354dc2adc0d5c3288b641f1ad003bd54c64a626a361fe1ea06bb8940364262eaf7b1438670bb1d3dd54f45b34606207</text:p>
      <text:p text:style-name="P2"/>
      <text:p text:style-name="P2"/>
      <text:p text:style-name="P2"/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oft-page-break/><text:span text:style-name="T6">M</text:span>asteruser</text:p>
      <text:p text:style-name="P24"/>
      <text:p text:style-name="P13"><text:span text:style-name="T63">Βλέπω ότι το </text:span><text:span text:style-name="T44">zoo.cpp </text:span><text:span text:style-name="T63">είναι γραμμένο σε </text:span><text:span text:style-name="T64">C</text:span><text:span text:style-name="T46">++ </text:span><text:span text:style-name="T65">και χρησιμοποιεί την </text:span><text:span text:style-name="T47">base class animal </text:span><text:span text:style-name="T65">και τις </text:span><text:span text:style-name="T47">derivative </text:span><text:span text:style-name="T65">κλάσεις </text:span><text:span text:style-name="T47">cow </text:span><text:span text:style-name="T65">και </text:span><text:span text:style-name="T47">fox, </text:span><text:span text:style-name="T65">με τη συνάρτηση </text:span><text:span text:style-name="T47">speak </text:span><text:span text:style-name="T65">να είναι </text:span><text:span text:style-name="T47">virtual. </text:span><text:span text:style-name="T65">Σκέφτομαι ότι μπορώ, αν το </text:span><text:span text:style-name="T47">VPTR </text:span><text:span text:style-name="T65">της </text:span><text:span text:style-name="T47">speak </text:span><text:span text:style-name="T65">σε κάθε </text:span><text:span text:style-name="T47">object </text:span><text:span text:style-name="T65">είναι μετά το </text:span><text:span text:style-name="T48">name</text:span><text:span text:style-name="T47">[156]</text:span><text:span text:style-name="T65">, να κάνω </text:span><text:span text:style-name="T48">overflow </text:span><text:span text:style-name="T66">το </text:span><text:span text:style-name="T46">buffer </text:span><text:span text:style-name="T67">και κατ΄επέκταση ν' αλλάξω το </text:span><text:span text:style-name="T49">VPTR </text:span><text:span text:style-name="T67">που το ακολουθεί έτσι ώστε αυτο να δείχνει σε </text:span><text:span text:style-name="T49">shellcode </text:span><text:span text:style-name="T67">που έχω τοποθετήσει μέσα στο ίδιο το </text:span><text:span text:style-name="T49">buffer </text:span><text:span text:style-name="T68">και όχι στη </text:span><text:span text:style-name="T50">speak(). </text:span><text:span text:style-name="T68">Έτσι όταν πάει να εκτελεστεί η </text:span><text:span text:style-name="T50">speak(),</text:span><text:span text:style-name="T68">αφού </text:span><text:span text:style-name="T50"><text:s/></text:span><text:span text:style-name="T68">ο </text:span><text:span text:style-name="T50">VPTR </text:span><text:span text:style-name="T68">πλέον δε θα δείχνει σ' αυτήν στο </text:span><text:span text:style-name="T50">VTABLE </text:span><text:span text:style-name="T68">της κλάσης αλλά σε δικό μου κώδικα</text:span><text:span text:style-name="T49">, </text:span><text:span text:style-name="T50">θ</text:span><text:span text:style-name="T68">α εκτελεστεί το /</text:span><text:span text:style-name="T50">bin/sh </text:span><text:span text:style-name="T68">που είναι το ζητούμενο. Μέ την </text:span><text:span text:style-name="T51">disassemble, </text:span><text:span text:style-name="T69">εξετάζοντας </text:span><text:span text:style-name="T51">τα calls </text:span><text:span text:style-name="T69">σε </text:span><text:span text:style-name="T51">constructors </text:span><text:span text:style-name="T69">της </text:span><text:span text:style-name="T51">fox, cow kai animal </text:span><text:span text:style-name="T69">κλάσεων </text:span><text:span text:style-name="T51">και</text:span><text:span text:style-name="T69"> βάζοντας </text:span><text:span text:style-name="T51">breakpoints </text:span><text:span text:style-name="T69">μετά το κάλεσμα της &lt;</text:span><text:a xlink:type="simple" xlink:href="mailto:_Znwj@plt" text:style-name="Internet_20_link" text:visited-style-name="Visited_20_Internet_20_Link">_Znwj@plt</text:a><text:span text:style-name="T69"> &gt;, βρίσκω τη θέση των </text:span><text:span text:style-name="T51">objects </text:span><text:span text:style-name="T69">(</text:span><text:span text:style-name="T51">cow 0x804a008 </text:span><text:span text:style-name="T69">και </text:span><text:span text:style-name="T51">fox 0x804a110) </text:span><text:span text:style-name="T69"><text:s/>και το χώρο που καταλαμβάνουν (260 </text:span><text:span text:style-name="T51">bytes). </text:span><text:span text:style-name="T69">Ωστόσο στο τέλος του κάθε </text:span><text:span text:style-name="T51">object </text:span><text:span text:style-name="T69">υπάρχουν ακόμα 4 </text:span><text:span text:style-name="T51">bytes. </text:span><text:span text:style-name="T69">Μετά απο ψάξιμο, με το </text:span><text:span text:style-name="T51">x/s </text:span><text:span text:style-name="T69">να εμφανίζει σκουπίδια πριν το όνομα των </text:span><text:span text:style-name="T51">objects </text:span><text:span text:style-name="T69">κτλ, συνειδητοποίησα ότι το </text:span><text:span text:style-name="T51">VPTR </text:span><text:span text:style-name="T69">προηγείται </text:span><text:span text:style-name="T80">του</text:span><text:span text:style-name="T51"> name buffer, </text:span><text:span text:style-name="T69">άρα είναι αδύνατον να το κάνω </text:span><text:span text:style-name="T51">overflow </text:span><text:span text:style-name="T69">με τον τρόπο που είχα στο μυαλό μου. Τα δύο </text:span><text:span text:style-name="T52">objects <text:s/></text:span><text:span text:style-name="T70">όμως βρίσκονται σε διαδοχικές θέσεις μνήμης, </text:span><text:span text:style-name="T52">4</text:span><text:span text:style-name="T70"> </text:span><text:span text:style-name="T52">bytes </text:span><text:span text:style-name="T70">μόνο να μεσολαβούν, με το </text:span><text:span text:style-name="T52">cow </text:span><text:span text:style-name="T70">να προηγείται (βρίσκεται συγκριτικά σε <text:s/>χαμηλότερες θέσεις μνήμης). Ανάμεσα στην αρχή του </text:span><text:span text:style-name="T52">name[256] </text:span><text:span text:style-name="T70">της </text:span><text:span text:style-name="T52">cow </text:span><text:span text:style-name="T70">και στο </text:span><text:span text:style-name="T52">VPTR </text:span><text:span text:style-name="T70">της </text:span><text:span text:style-name="T52">fox </text:span><text:span text:style-name="T71">φαίνεται να μεσολαβούν 260 </text:span><text:span text:style-name="T53">bytes </text:span><text:span text:style-name="T71">(256 το </text:span><text:span text:style-name="T53">buffer + 4 </text:span><text:span text:style-name="T71">τα κενά ανάμεσα στα δύο </text:span><text:span text:style-name="T53">objects). </text:span><text:span text:style-name="T72">Άρα το νέο σχέδιο είναι να κάνω </text:span><text:span text:style-name="T54">overflow </text:span><text:span text:style-name="T72">το </text:span><text:span text:style-name="T54">name buffer </text:span><text:span text:style-name="T72">της </text:span><text:span text:style-name="T54">cow </text:span><text:span text:style-name="T72">με 264 </text:span><text:span text:style-name="T54">bytes, </text:span><text:span text:style-name="T72">με τα 4 τελευταία να κάνουν </text:span><text:span text:style-name="T54">overwrite </text:span><text:span text:style-name="T72">τον </text:span><text:span text:style-name="T54">VPTR pointer </text:span><text:span text:style-name="T79">του επόμενου </text:span><text:span text:style-name="T61">object </text:span><text:span text:style-name="T72">έτσι ώστε αντί να δείχνει στο </text:span><text:span text:style-name="T54">VTABLE </text:span><text:span text:style-name="T72">της </text:span><text:span text:style-name="T54">fox </text:span><text:span text:style-name="T72">να δείχνει στην αρχή του </text:span><text:span text:style-name="T54">name buffer </text:span><text:span text:style-name="T72">της </text:span><text:span text:style-name="T54">cow, </text:span><text:span text:style-name="T72">τον οποίο θα έχω γεμίσει με </text:span><text:span text:style-name="T54">shellcode </text:span><text:span text:style-name="T72">και ο,τι άλλο χρειαστεί. </text:span><text:span text:style-name="T73">Σκέφτηκα, αφού ο </text:span><text:span text:style-name="T55">shellcode </text:span><text:span text:style-name="T73">πιάνει και πάλι 45 </text:span><text:span text:style-name="T55">bytes, </text:span><text:span text:style-name="T73">μπορώ να γεμίσω τα 260-45 = 215 </text:span><text:span text:style-name="T55">bytes </text:span><text:span text:style-name="T73">με </text:span><text:span text:style-name="T55">\x90 </text:span><text:span text:style-name="T73">έτσι ώστε σε περίπτωση απόκλισης να εκτελεστεί και πάλι ο </text:span><text:span text:style-name="T55">shellcode. </text:span></text:p>
      <text:p text:style-name="P14"><text:span text:style-name="T73">Γ</text:span><text:span text:style-name="T63">ια να πετύχει αυτό το πρόγραμμα θα 'πρεπε να καλεστεί ./</text:span><text:span text:style-name="T44">zoo -s -c input, </text:span><text:span text:style-name="T63">έτσι ώστε να γίνει το </text:span><text:span text:style-name="T44">buffer overflow </text:span><text:span text:style-name="T63">στο </text:span><text:span text:style-name="T44">cow name buffer </text:span><text:span text:style-name="T63">και με το -</text:span><text:span text:style-name="T44">s </text:span><text:span text:style-name="T63">να καλεστεί η </text:span><text:span text:style-name="T44">speak </text:span><text:span text:style-name="T63">της </text:span><text:span text:style-name="T44">fox </text:span><text:span text:style-name="T63">(</text:span><text:span text:style-name="T44">a2 → speak), </text:span><text:span text:style-name="T63">έτσι ώστε να κάνει </text:span><text:span text:style-name="T44">trigger </text:span><text:span text:style-name="T63">το </text:span><text:span text:style-name="T44">shellcode </text:span><text:span text:style-name="T63">μέσα στο </text:span><text:span text:style-name="T44">buffer. </text:span><text:span text:style-name="T63">Το πρόβλημα ήταν ότι το </text:span><text:span text:style-name="T44">VPTR </text:span><text:span text:style-name="T63">τελικά έπρεπε να δείχνει αυστηρά σε </text:span><text:span text:style-name="T44">address, </text:span><text:span text:style-name="T63">και αν τύχαινει να δείξει σε </text:span><text:span text:style-name="T44">0x90 </text:span><text:span text:style-name="T63">το </text:span><text:span text:style-name="T44">ret address </text:span><text:span text:style-name="T63">είχε μορφή του τύπου </text:span><text:span text:style-name="T44">0x90909090 </text:span><text:span text:style-name="T80">που καταλήγει σε </text:span><text:span text:style-name="T62">seg fault</text:span><text:span text:style-name="T44">.</text:span></text:p>
      <text:p text:style-name="P15"><text:span text:style-name="T63">Έπρεπε να αντικαταστήσω τα </text:span><text:span text:style-name="T44">no-ops </text:span><text:span text:style-name="T63">με </text:span><text:span text:style-name="T74">το </text:span><text:span text:style-name="T56">name address + codeOffset. </text:span><text:span text:style-name="T75">Ο </text:span><text:span text:style-name="T57">shellcode </text:span><text:span text:style-name="T75">θα βρισκόταν στο </text:span><text:span text:style-name="T57">name[codeOffset] </text:span><text:span text:style-name="T75">και μετά, άρα κάθε </text:span><text:span text:style-name="T57">byte </text:span><text:span text:style-name="T75">του </text:span><text:span text:style-name="T57">buffer </text:span><text:span text:style-name="T75">πριν απ' το </text:span><text:span text:style-name="T57">codeOffset </text:span><text:span text:style-name="T75">θα' πρεπε να δείχνει σ' αυτήν τη θέση, για να εκτελεστεί ο κώδικας σε όποιο σημείο στην αρχή του </text:span><text:span text:style-name="T57">buffer </text:span><text:span text:style-name="T75">της </text:span><text:span text:style-name="T57">cow </text:span><text:span text:style-name="T75">κι αν δείξει το </text:span><text:span text:style-name="T57">VPTR. </text:span><text:span text:style-name="T76">Η διαφορά είναι ότι το <text:s/>(</text:span><text:span text:style-name="T56">address + codeOffset</text:span><text:span text:style-name="T76">)</text:span><text:span text:style-name="T56"> </text:span><text:span text:style-name="T76">καταλαμβάνει 4 </text:span><text:span text:style-name="T58">bytes </text:span><text:span text:style-name="T76">στο </text:span><text:span text:style-name="T58">buffer, </text:span><text:span text:style-name="T76">άρα θέλω για να χωράει και ο </text:span><text:span text:style-name="T58">shellcode, </text:span><text:span text:style-name="T76">να επαναλαμβάνεται <text:s/>(260 – 45) / 4 </text:span><text:span text:style-name="T58">= 53 </text:span><text:span text:style-name="T76">φορές στα 260 </text:span><text:span text:style-name="T58">bytes </text:span><text:span text:style-name="T76">που έχω περιθώρειο μέχρι το </text:span><text:span text:style-name="T58">VPTR. </text:span><text:span text:style-name="T77">Άρα, τελικά τα πρώτα 53 * 4 = 212 </text:span><text:span text:style-name="T59">bytes </text:span><text:span text:style-name="T77">του </text:span><text:span text:style-name="T59">name </text:span><text:span text:style-name="T77">της </text:span><text:span text:style-name="T59">cow </text:span><text:span text:style-name="T77">θα καταλαμβάνονται από </text:span><text:span text:style-name="T76">(</text:span><text:span text:style-name="T56">address + codeOffset</text:span><text:span text:style-name="T76">) </text:span><text:span text:style-name="T59">x 53 </text:span><text:span text:style-name="T77">ή συγκεκριμένα “</text:span><text:span text:style-name="T59">0x804a0e0” x 53, </text:span><text:span text:style-name="T78">τα επόμενα 45 απ' το <text:s/></text:span><text:span text:style-name="T60">shellcode </text:span><text:span text:style-name="T78">και τα 3 τελευταία που περισσεύουν θα καλυφθούν με “ΑΑΑ”. Ύστερα θα μπει και πάλι στο </text:span><text:span text:style-name="T60">VPTR </text:span><text:span text:style-name="T78">της </text:span><text:span text:style-name="T60">fox </text:span><text:span text:style-name="T78">η διεύθυνση της αρχής του </text:span><text:span text:style-name="T60">name[156] </text:span><text:span text:style-name="T78">της </text:span><text:span text:style-name="T60">cow.</text:span></text:p>
      <text:p text:style-name="P15"><text:span text:style-name="T60"/></text:p>
      <text:p text:style-name="P16"><text:span text:style-name="T78">Α</text:span><text:span text:style-name="T63">υτό δούλεψε κατευθείαν στο </text:span><text:span text:style-name="T44">gdb, </text:span><text:span text:style-name="T63">ανοίγοντας </text:span><text:span text:style-name="T44">shell, </text:span><text:span text:style-name="T63">και κατευθείαν έξω απ' αυτό αλλάζοντας το προτελευταίο </text:span><text:span text:style-name="T44">byte </text:span><text:span text:style-name="T63">της διεύθυνσης του </text:span><text:span text:style-name="T44">name buffer.</text:span></text:p>
      <text:p text:style-name="P13"><text:span text:style-name="T73"/></text:p>
      <text:p text:style-name="P13"><text:span text:style-name="T73"/></text:p>
      <text:p text:style-name="P22">final command</text:p>
      <text:p text:style-name="P6"/>
      <text:p text:style-name="P9">./zoo -s -c `perl -e 'print "\xe0\xa0\x04\x08" x 53 . "\xeb\x1f\x5e\x89\x76\x08\x31\xc0\x88\x46\x07\x89\x46\x0c\xb0\x0b" . "\x89\xf3\x8d\x4e\x08\x8d\x56\x0c\xcd\x80\x31\xdb\x89\xd8\x40\xcd" . "\x80\xe8\xdc\xff\xff\xff/bin/sh" . "AAA" . "\x0c\xa0\x04\x08"'`</text:p>
      <text:p text:style-name="P8"/>
      <text:p text:style-name="P6"><text:soft-page-break/></text:p>
      <text:p text:style-name="P22">mastersecret.txt</text:p>
      <text:p text:style-name="P6"/>
      <text:p text:style-name="P9">question it for or for of share piece This that is sharing.</text:p>
      <text:p text:style-name="P9">little you now solution where is vertically different distributed parties.</text:p>
      <text:p text:style-name="P9">information from about passage it divide so information secret by</text:p>
      <text:p text:style-name="P9">These will class Cgtao!sog haofpone</text:p>
      <text:p text:style-name="P9"/>
      <text:p text:style-name="P9">SERIAL:1459518002-c72f73ba5b0f88168262c3612c37bdb6a41814e046592c7955905d3a1aa22bb703b0276d7da15cd78006dead428dd5d01eaab4f37200abe209dcb36207f1d422</text:p>
      <text:p text:style-name="P9"/>
      <text:p text:style-name="P25"/>
      <text:p text:style-name="P25">Secret</text:p>
      <text:p text:style-name="P26"/>
      <text:p text:style-name="P46"><text:span text:style-name="T28">Παίρνοντας διαδοχικά τις λέξεις των τριών </text:span><text:span text:style-name="T24">secrets </text:span><text:span text:style-name="T27">εναλλάξ </text:span><text:span text:style-name="T28">με τη σειρά <text:s/></text:span><text:span text:style-name="T24">super → hyper → master</text:span></text:p>
      <text:p text:style-name="P17">προκύπτει:</text:p>
      <text:p text:style-name="P17"/>
      <text:p text:style-name="P45">One interesting question is how it is possible for <text:span text:style-name="T90">three people, or in general for any number </text:span><text:span text:style-name="T29">ο</text:span><text:span text:style-name="T90">f people to share a secret piece of text. <text:s/>This is something that in cryptography is called secret sharing. In this little example that you read right now a simple solution is presented where the text I</text:span>s<text:span text:style-name="T90"> simply divided vertically into three different parts and distributed to three parties. <text:s/>How much information is leaked from each share about the secret passage itself? Is it possible to divide the secret so that no information about the secret is leaked by a share? These interesting questions will discussed in class later on! Cgtao! OrutnFolvthlleroj nalisr inengeect sog haofp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16M20S</meta:editing-duration>
    <meta:editing-cycles>87</meta:editing-cycles>
    <meta:generator>LibreOffice/5.0.3.2$Windows_x86 LibreOffice_project/e5f16313668ac592c1bfb310f4390624e3dbfb75</meta:generator>
    <dc:date>2016-04-01T21:04:43.118000000</dc:date>
    <meta:document-statistic meta:table-count="0" meta:image-count="0" meta:object-count="0" meta:page-count="6" meta:paragraph-count="54" meta:word-count="2138" meta:character-count="13361" meta:non-whitespace-character-count="11116"/>
    <meta:user-defined meta:name="Info 1"/>
    <meta:user-defined meta:name="Info 2"/>
    <meta:user-defined meta:name="Info 3"/>
    <meta:user-defined meta:name="Info 4"/>
  </office:meta>
</office:document-meta>
</file>